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Courier 10 Pitch1"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LoadCommandJSFParams" style:family="table">
      <style:table-properties style:width="6.9271in" fo:margin-left="0in" table:align="left"/>
    </style:style>
    <style:style style:name="LoadCommandJSFParams.A" style:family="table-column">
      <style:table-column-properties style:column-width="1.3021in"/>
    </style:style>
    <style:style style:name="LoadCommandJSFParams.B" style:family="table-column">
      <style:table-column-properties style:column-width="1.2396in"/>
    </style:style>
    <style:style style:name="LoadCommandJSFParams.C" style:family="table-column">
      <style:table-column-properties style:column-width="0.8333in"/>
    </style:style>
    <style:style style:name="LoadCommandJSFParams.D" style:family="table-column">
      <style:table-column-properties style:column-width="3.5521in"/>
    </style:style>
    <style:style style:name="LoadCommandJSFParams.A1" style:family="table-cell">
      <style:table-cell-properties fo:padding="0.0382in" fo:border-left="0.05pt solid #000000" fo:border-right="none" fo:border-top="0.05pt solid #000000" fo:border-bottom="0.05pt solid #000000"/>
    </style:style>
    <style:style style:name="LoadCommandJSFParams.D1" style:family="table-cell">
      <style:table-cell-properties fo:padding="0.0382in" fo:border="0.05pt solid #000000"/>
    </style:style>
    <style:style style:name="LoadCommandJSFParams.A2" style:family="table-cell">
      <style:table-cell-properties fo:padding="0.0382in" fo:border-left="0.05pt solid #000000" fo:border-right="none" fo:border-top="none" fo:border-bottom="0.05pt solid #000000"/>
    </style:style>
    <style:style style:name="LoadCommandJSFParams.D2" style:family="table-cell">
      <style:table-cell-properties fo:padding="0.0382in" fo:border-left="0.05pt solid #000000" fo:border-right="0.05pt solid #000000" fo:border-top="none" fo:border-bottom="0.05pt solid #000000"/>
    </style:style>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T1" style:family="text">
      <style:text-properties style:font-name="Courier 10 Pitch"/>
    </style:style>
    <style:style style:name="T2" style:family="text">
      <style:text-properties style:font-name="Courier 10 Pitch" fo:font-size="10pt" style:font-size-asian="10pt" style:font-size-complex="10pt"/>
    </style:style>
    <style:style style:name="T3" style:family="text">
      <style:text-properties style:font-name="Courier 10 Pitch" fo:font-size="10pt" style:font-size-asian="8.75pt" style:font-size-complex="10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ad Command</text:h>
      <text:h text:style-name="Heading_20_2" text:outline-level="2">Introduction</text:h>
      <text:p text:style-name="Text_20_body">The load command is a JSF component that encapsulates an AJAX load and local data synchronization of a server-side object. For example, suppose you are creating an e-mail client. A user's inbox might be represented on the server-side as an object consisting of a list of messages (stored as an array) and a list of attributes (stored as object properties). To view the inbox offline, this object needs to be synchronized to HTML5 local storage. The loadCommand is designed to do exactly that.</text:p>
      <text:p text:style-name="Standard">The load command is either accessible directly via JavaScript (as outlined below) or via the <text:span text:style-name="T2">pm:loadCommand</text:span> JSF component.</text:p>
      <text:h text:style-name="Heading_20_2" text:outline-level="2">Parameters of a Load Command</text:h>
      <text:p text:style-name="Text_20_body">The load command accepts parameters for three purposes.</text:p>
      <text:p text:style-name="Text_20_body">The first purpose is to transmit request data to the server so that the server can load the appropriate information (e.g., the inbox), serialize it into JSON, and return it back to the client. This information can either be a URL for a standard HTTP post request to a Java EE servlet, ASP.net web form (see <text:a xlink:type="simple" xlink:href="http://msdn.microsoft.com/en-us/library/aa478987.aspx#aspnet-jspmig-javaservlets_topic3">http://msdn.microsoft.com/en-us/library/aa478987.aspx#aspnet-jspmig-javaservlets_topic3</text:a> for more detail), or a web service or, in a JSF environment, a form which the JSF framework uses to map the request to a backing bean. In addition to the destination of the POST request, post parameters are also specified to add additional information from the client that will be useful in fulfilling the request. </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Synchronizing Data: Schemas</text:h>
      <text:p text:style-name="Text_20_body">The offline storage mechanism is built on top of an enhanced version of PersistenceJS. “Schema objects” refer to schema objects as defined by PersistenceJS. For an introduction to the topic, visit <text:a xlink:type="simple" xlink:href="https://github.com/zefhemel/persistencejs">https://github.com/zefhemel/persistencejs</text:a> and read the README.md file.</text:p>
      <text:p text:style-name="Text_20_body">Schema objects can either be created explicitly using PersistenceJS, or they can be generated automatically using a template object. A template object is simply a data-less JSON object that can be explored via reflection to infer the schema. For example, the following object would be a reasonable template for the inbox object:</text:p>
      <text:p text:style-name="Code_20_Block">{</text:p>
      <text:p text:style-name="Code_20_Block"><text:s text:c="4"/>“owner” : “”, /* Owner is a string property. */</text:p>
      <text:p text:style-name="Code_20_Block"><text:s text:c="4"/>“lastSynchronized”: “”, /* Dates are stored as strings. */</text:p>
      <text:p text:style-name="Code_20_Block"><text:s text:c="4"/>“messageCount” : 0, /* Number of messages in the inbox. */</text:p>
      <text:p text:style-name="Code_20_Block"><text:s text:c="4"/>“messages”: [{ /* The inbox has a one-to-many relationship with messages. */</text:p>
      <text:p text:style-name="Code_20_Block"><text:soft-page-break/><text:s text:c="14"/>“senderEmail” : “”, /* String representing sender email. */</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2">PrimeFaces.DB.generatePersistenceSchema</text:span>. For more detail on this function, please consult the javadoc documentation.</text:p>
      <text:p text:style-name="Standard"/>
      <text:p text:style-name="Standard">Schemas generated using either the JSF <text:span text:style-name="T2">loadCommand</text:span> or the <text:s/><text:span text:style-name="T2">PrimeFaces.DB.generatePersistenceSchema </text:span>methodology are stored on the client in a global map from schema name to schema object. This global map is called <text:span text:style-name="T2">__pmAllSchemas</text:span> and it is a reliable way to get a reference to the schema object in your client-side JavaScript code.</text:p>
      <text:p text:style-name="Standard"/>
      <text:p text:style-name="Standard">When using the JSF integration, the <text:span text:style-name="T2">loadCommand</text:span> markup automatically generates the object schema according to the returned object from the <text:span text:style-name="T2">value</text:span> attribute getter (see below for a description of all markup attributes). This schema skeleton is generated via Java's reflection API, using programmer-inserted annotations to guide the serialization process.</text:p>
      <text:p text:style-name="Standard"/>
      <text:p text:style-name="Standard"><text:span text:style-name="T4">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2">org.primefaces.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2">get&lt;field name&gt;</text:span> or <text:span text:style-name="T2">is&lt;field name&gt;</text:span>, similar to any standard JSF getter. Returned types from annotated getters can be any primitive type, object type, or an array of objects.</text:p>
          </table:table-cell>
        </table:table-row>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5">also</text:span><text:span text:style-name="T6"> be marked with the ClientDataKey annotation, which is a unique key field (can be a string or integer) identifying the object. An index with a unique constraint is created in the client-side database on 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text:soft-page-break/>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oft-page-brea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oft-page-brea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object (e.g., <text:span text:style-name="T2">com.mobilehelix.appserver.sharepoint.Lists.SharepointSite</text:span> for the object above).</text:p>
      <text:h text:style-name="Heading_20_2" text:outline-level="2">Synchronizing Data: Invoking the AJAX Load</text:h>
      <text:p text:style-name="Standard">To execute the load associated with a load command, either us the <text:span text:style-name="T2">pm:loadCommand</text:span> JSF object as shown below or use the JavaScript function <text:span text:style-name="T2">PrimeFaces.DB.ajaxBeanLoad</text:span>. In the latter case, consult the javadoc for further documentation.</text:p>
      <text:p text:style-name="Standard"/>
      <text:p text:style-name="Standard">The JSF load command component accepts the following parameters:</text:p>
      <text:p text:style-name="Standard"/>
      <table:table table:name="LoadCommandJSFParams" table:style-name="LoadCommandJSFParams">
        <table:table-column table:style-name="LoadCommandJSFParams.A"/>
        <table:table-column table:style-name="LoadCommandJSFParams.B"/>
        <table:table-column table:style-name="LoadCommandJSFParams.C"/>
        <table:table-column table:style-name="LoadCommandJSFParams.D"/>
        <table:table-row>
          <table:table-cell table:style-name="LoadCommandJSFParams.A1" office:value-type="string">
            <text:p text:style-name="P1">Parameter Name</text:p>
          </table:table-cell>
          <table:table-cell table:style-name="LoadCommandJSFParams.A1" office:value-type="string">
            <text:p text:style-name="P1">Parameter Type</text:p>
          </table:table-cell>
          <table:table-cell table:style-name="LoadCommandJSFParams.A1" office:value-type="string">
            <text:p text:style-name="P1">Required?</text:p>
          </table:table-cell>
          <table:table-cell table:style-name="LoadCommandJSFParams.D1" office:value-type="string">
            <text:p text:style-name="P1">Description</text:p>
          </table:table-cell>
        </table:table-row>
        <table:table-row>
          <table:table-cell table:style-name="LoadCommandJSFParams.A2" office:value-type="string">
            <text:p text:style-name="Standard">name</text:p>
          </table:table-cell>
          <table:table-cell table:style-name="LoadCommandJSFParams.A2" office:value-type="string">
            <text:p text:style-name="Table_20_Contents">String</text:p>
          </table:table-cell>
          <table:table-cell table:style-name="LoadCommandJSFParams.A2" office:value-type="string">
            <text:p text:style-name="Table_20_Contents">Y</text:p>
          </table:table-cell>
          <table:table-cell table:style-name="LoadCommandJSFParams.D2" office:value-type="string">
            <text:p text:style-name="Standard">Name of the JavaScript function generated from this markup. This function must be called from the client-side to invoke the AJAX load.</text:p>
          </table:table-cell>
        </table:table-row>
        <table:table-row>
          <table:table-cell table:style-name="LoadCommandJSFParams.A2" office:value-type="string">
            <text:p text:style-name="Standard">error</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Standard">String property containing an error message, if one occurs during execution of the load command. If this command is not specified then a null object is returned by the load command upon error.</text:p>
          </table:table-cell>
        </table:table-row>
        <table:table-row>
          <table:table-cell table:style-name="LoadCommandJSFParams.A2" office:value-type="string">
            <text:p text:style-name="Standard">oncomplet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Standard">JavaScript function to execute when the load is complete. The first parameter to this function is the load status (either “success” or “error”).</text:p>
          </table:table-cell>
        </table:table-row>
        <table:table-row>
          <table:table-cell table:style-name="LoadCommandJSFParams.A2" office:value-type="string">
            <text:p text:style-name="Table_20_Contents">widgetVar</text:p>
          </table:table-cell>
          <table:table-cell table:style-name="LoadCommandJSFParams.A2" office:value-type="string">
            <text:p text:style-name="Table_20_Contents">String</text:p>
          </table:table-cell>
          <table:table-cell table:style-name="LoadCommandJSFParams.A2" office:value-type="string">
            <text:p text:style-name="Table_20_Contents">Y</text:p>
          </table:table-cell>
          <table:table-cell table:style-name="LoadCommandJSFParams.D2" office:value-type="string">
            <text:p text:style-name="Table_20_Contents">Name of a JavaScript variable with global scope that will be used to store the data object after it has been downloaded and synchronized. This data object while be a PersistenceJS data object. For more information on PersistenceJS data objects visit <text:s/><text:a xlink:type="simple" xlink:href="https://github.com/zefhemel/persistencejs">https://github.com/zefhemel/persistencejs</text:a>.</text:p>
          </table:table-cell>
        </table:table-row>
        <table:table-row>
          <table:table-cell table:style-name="LoadCommandJSFParams.A2" office:value-type="string">
            <text:p text:style-name="Standard">loadingMessag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Table_20_Contents">Message display in the jQuery Mobile loader while the load command is executing.</text:p>
          </table:table-cell>
        </table:table-row>
        <table:table-row>
          <table:table-cell table:style-name="LoadCommandJSFParams.A2" office:value-type="string">
            <text:p text:style-name="Standard">loadingThem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Table_20_Contents">Theming for the jQuery Mobile loader. For more information on loader themes, visit <text:a xlink:type="simple" xlink:href="http://api.jquerymobile.com/page-loading/">http://api.jquerymobile.com/page-loading/</text:a>.</text:p>
          </table:table-cell>
        </table:table-row>
        <table:table-row>
          <table:table-cell table:style-name="LoadCommandJSFParams.A2" office:value-type="string">
            <text:p text:style-name="Standard">value</text:p>
          </table:table-cell>
          <table:table-cell table:style-name="LoadCommandJSFParams.A2" office:value-type="string">
            <text:p text:style-name="Table_20_Contents">JSF EL</text:p>
          </table:table-cell>
          <table:table-cell table:style-name="LoadCommandJSFParams.A2" office:value-type="string">
            <text:p text:style-name="Table_20_Contents">Y</text:p>
          </table:table-cell>
          <table:table-cell table:style-name="LoadCommandJSFParams.D2" office:value-type="string">
            <text:p text:style-name="Table_20_Contents">Specifies the server-side bean property used to retrieve the data that is synchronized to the client.</text:p>
          </table:table-cell>
        </table:table-row>
        <text:soft-page-break/>
        <table:table-row>
          <table:table-cell table:style-name="LoadCommandJSFParams.A2" office:value-type="string">
            <text:p text:style-name="Standard">actionListener</text:p>
          </table:table-cell>
          <table:table-cell table:style-name="LoadCommandJSFParams.A2" office:value-type="string">
            <text:p text:style-name="Table_20_Contents">JSF EL</text:p>
          </table:table-cell>
          <table:table-cell table:style-name="LoadCommandJSFParams.A2" office:value-type="string">
            <text:p text:style-name="Table_20_Contents">N</text:p>
          </table:table-cell>
          <table:table-cell table:style-name="LoadCommandJSFParams.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p text:style-name="Standard"/>
      <text:h text:style-name="Heading_20_2" text:outline-level="2">JSF Example</text:h>
      <text:p text:style-name="Code_20_Block"><text:tab/>&lt;pm: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3">loadList</text:span> that downloads data from the <text:span text:style-name="T2">listView</text:span> JSF bean. The downloaded data is stored according to a schema that is automatically generated from the return object of the <text:span text:style-name="T2">selectedList</text:span> getter. Prior to invoking the getter, the function <text:span text:style-name="T2">loadList</text:span> is invoked on the backing bean to download the list of data. Once synchronized, the loaded data is stored in the globally scoped variable <text:s/><text:span text:style-name="T2">currentList</text:span> JavaScript variable and the completion method is invoked. The completion method invokes another locally defined JavaScript function (not shown here) and it passes the now defined widget variable as a 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Courier 10 Pitch1"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1"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5-21T11:04:15</dc:date>
    <dc:creator>Seth Hallem</dc:creator>
    <meta:editing-duration>PT1H21M16S</meta:editing-duration>
    <meta:editing-cycles>96</meta:editing-cycles>
    <meta:generator>LibreOffice/3.4$Unix LibreOffice_project/340m1$Build-402</meta:generator>
    <meta:document-statistic meta:table-count="2" meta:image-count="0" meta:object-count="0" meta:page-count="6" meta:paragraph-count="183" meta:word-count="1777" meta:character-count="12088" meta:non-whitespace-character-count="9853"/>
  </office:meta>
</office:document-meta>
</file>